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List_20_Contents">
      <style:paragraph-properties fo:margin-top="0in" fo:margin-bottom="0.1965in"/>
    </style:style>
    <style:style style:name="P11" style:family="paragraph" style:parent-style-name="List_20_Contents">
      <style:paragraph-properties fo:margin-top="0in" fo:margin-bottom="0.1965in"/>
      <style:text-properties fo:language="en" fo:country="US" style:language-complex="ar" style:country-complex="SA"/>
    </style:style>
    <style:style style:name="P12"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text-properties style:font-name="Times New Roma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fo:language="en" fo:country="US" style:language-complex="ar" style:country-complex="SA"/>
    </style:style>
    <style:style style:name="P17" style:family="paragraph" style:parent-style-name="Heading_20_1" style:master-page-name="First_20_Page">
      <style:paragraph-properties style:page-number="auto"/>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font-size="12pt" style:font-name-asian="Helvetica1" style:font-size-asian="12pt" style:font-name-complex="Helvetica1"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23048512" text:id="ct323048512">
          <text:insertion>
            <office:change-info>
              <dc:creator>Bob Jacobsen</dc:creator>
              <dc:date>2013-01-19T17:21:00</dc:date>
            </office:change-info>
          </text:insertion>
        </text:changed-region>
        <text:changed-region xml:id="ct474506048" text:id="ct474506048">
          <text:insertion>
            <office:change-info>
              <dc:creator>Bob Jacobsen</dc:creator>
              <dc:date>2012-12-31T20:47:00</dc:date>
            </office:change-info>
          </text:insertion>
        </text:changed-region>
        <text:changed-region xml:id="ct306831840" text:id="ct306831840">
          <text:insertion>
            <office:change-info>
              <dc:creator>Bob Jacobsen</dc:creator>
              <dc:date>2013-01-19T17:23:00</dc:date>
            </office:change-info>
          </text:insertion>
        </text:changed-region>
        <text:changed-region xml:id="ct528795824" text:id="ct528795824">
          <text:insertion>
            <office:change-info>
              <dc:creator>Bob Jacobsen</dc:creator>
              <dc:date>2013-01-19T17:24:00</dc:date>
            </office:change-info>
          </text:insertion>
        </text:changed-region>
        <text:changed-region xml:id="ct84178656" text:id="ct84178656">
          <text:deletion>
            <office:change-info>
              <dc:creator>Bob Jacobsen</dc:creator>
              <dc:date>2013-01-19T17:23:00</dc:date>
            </office:change-info>
            <text:p text:style-name="List_20_Contents">Not really something that occurs in OpenLCB itself, we need to talk about how the common term "board" maps onto OpenLCB. E.g. A node (board) may connect to several things (devices) on the layout. </text:p>
          </text:deletion>
        </text:changed-region>
        <text:changed-region xml:id="ct474252928" text:id="ct474252928">
          <text:deletion>
            <office:change-info>
              <dc:creator>Bob Jacobsen</dc:creator>
              <dc:date>2012-09-19T09:04:00</dc:date>
            </office:change-info>
            <text:p text:style-name="List_20_Contents">message</text:p>
          </text:deletion>
        </text:changed-region>
        <text:changed-region xml:id="ct323137840" text:id="ct323137840">
          <text:insertion>
            <office:change-info>
              <dc:creator>Bob Jacobsen</dc:creator>
              <dc:date>2012-09-19T09:04:00</dc:date>
            </office:change-info>
          </text:insertion>
        </text:changed-region>
        <text:changed-region xml:id="ct323137936" text:id="ct323137936">
          <text:insertion>
            <office:change-info>
              <dc:creator>Bob Jacobsen</dc:creator>
              <dc:date>2012-12-31T20:48:00</dc:date>
            </office:change-info>
          </text:insertion>
        </text:changed-region>
        <text:changed-region xml:id="ct474253024" text:id="ct474253024">
          <text:deletion>
            <office:change-info>
              <dc:creator>Bob Jacobsen</dc:creator>
              <dc:date>2012-12-31T20:48:00</dc:date>
            </office:change-info>
            <text:p text:style-name="List_20_Contents">70</text:p>
          </text:deletion>
        </text:changed-region>
        <text:changed-region xml:id="ct306892784" text:id="ct306892784">
          <text:insertion>
            <office:change-info>
              <dc:creator>Bob Jacobsen</dc:creator>
              <dc:date>2012-12-31T20:50:00</dc:date>
            </office:change-info>
          </text:insertion>
        </text:changed-region>
        <text:changed-region xml:id="ct306631120" text:id="ct306631120">
          <text:insertion>
            <office:change-info>
              <dc:creator>Bob Jacobsen</dc:creator>
              <dc:date>2012-09-19T09:02:00</dc:date>
            </office:change-info>
          </text:insertion>
        </text:changed-region>
        <text:changed-region xml:id="ct306979792" text:id="ct306979792">
          <text:insertion>
            <office:change-info>
              <dc:creator>Bob Jacobsen</dc:creator>
              <dc:date>2012-09-19T09: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text:soft-page-break/>DID and SID are specific types of Node ID (see below) and which are then written NIDa, DIDa and SIDa. <text:change-start text:change-id="ct323048512"/>Only used in certain forms of the OpenLCB protocols, e.g. on CAN links.<text:change-end text:change-id="ct323048512"/></text:p>
      <text:p text:style-name="List_20_Heading"><text:change-start text:change-id="ct474506048"/>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text:change-end text:change-id="ct474506048"/>Board</text:p>
      <text:p text:style-name="List_20_Contents"><text:change-start text:change-id="ct306831840"/>“Board” has no precise meaning in OpenLCB. <text:s/>It generally refers to a single piece of electronics. <text:change-end text:change-id="ct306831840"/><text:change-start text:change-id="ct528795824"/>Sometimes used to refer to “the piece of electronics that implements a Node”. <text:change-end text:change-id="ct528795824"/><text:change text:change-id="ct84178656"/></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474252928"/><text:change-start text:change-id="ct323137840"/>data<text:change-end text:change-id="ct323137840"/> content transported by the Datagram Protocol. <text:s/>This can be up to <text:change-start text:change-id="ct323137936"/>72<text:change-end text:change-id="ct323137936"/><text:change text:change-id="ct474253024"/>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Exchange Protocol</text:p>
      <text:p text:style-name="P14">Using PCER messages to propagate Event IDs<text:span text:style-name="T5"> from multiple source nodes to multiple destination nodes. These are typically used to announce that something of interest has happened on the layouts so that controlled devices can respond.</text:span><text:span text:style-name="T5"> Also includes inquiry and response messages for exam</text:span><text:span text:style-name="T5">ining configuration and status.</text:span></text:p>
      <text:p text:style-name="List_20_Heading">Event ID (EID)</text:p>
      <text:p text:style-name="P10">The number that identifies a specific event. OpenLCB event IDs must be globally unique. </text:p>
      <text:p text:style-name="List_20_Contents"><text:soft-page-break/>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4">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path or gateway.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4">other nodes, but may be the target of e.g. configuration operations.</text:span></text:p>
      <text:p text:style-name="List_20_Heading"><text:soft-page-break/>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text:change-start text:change-id="ct306892784"/>Well Known Events</text:p>
      <text:p text:style-name="List_20_Contents">Certain Events are globally defined to have specific meanings. Their Event IDs are documented as part of the event protocol. These are called “well known events”.</text:p>
      <text:p text:style-name="List_20_Heading"><text:change-end text:change-id="ct306892784"/>Wire protocol</text:p>
      <text:p text:style-name="P11">Version of the OpenLCB common messages, interactions, etc adapted to a particular transport mechanism. Examples are the wire protocols for CAN bus segments and TCP/IP links. </text:p>
      <text:h text:style-name="P16"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2">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306631120"/></text:p>
      <text:p text:style-name="List_20_Heading">OpenLCB-CAN</text:p>
      <text:p text:style-name="List_20_Contents">Short form for “OpenLCB as implemented on a CAN link”. For example, “O<text:change-end text:change-id="ct306631120"/><text:change-start text:change-id="ct306979792"/>penLCB-CAN message” refers to an OpenLCB message formatted for transmission over a CAN link.<text:change-end text:change-id="ct306979792"/></text:p>
      <text:p text:style-name="P13">Segment</text:p>
      <text:p text:style-name="List_20_Contents">A single CAN segment is the set of CAN nodes that share CAN arbitr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Key Terms<text:tab/>1</text:p>
          <text:p text:style-name="P15"><text:s/>3 General Glossary<text:tab/>1</text:p>
          <text:p text:style-name="P15"><text:s/>4 CAN Glossary<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3-01-19T17:26:56.99">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17:26:56.99">Jan 19, 2013</text:date></text:p>
            </table:table-cell>
            <table:table-cell table:style-name="Table1.C1" office:value-type="string">
              <text:p text:style-name="MP7">Preliminary Updated</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3-01-19T17:26:56.99">1/19/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4</meta:editing-cycles>
    <meta:editing-duration>PT14H3M29S</meta:editing-duration>
    <meta:generator>OpenOffice.org/3.4.1$Unix OpenOffice.org_project/341m1$Build-9593</meta:generator>
    <dc:date>2013-01-19T17:26:57</dc:date>
    <dc:creator>Bob Jacobsen</dc:creator>
    <meta:document-statistic meta:table-count="1" meta:image-count="1" meta:object-count="0" meta:page-count="4" meta:paragraph-count="99" meta:word-count="1622" meta:character-count="9794"/>
    <meta:user-defined meta:name="Info 1"/>
    <meta:user-defined meta:name="Info 2"/>
    <meta:user-defined meta:name="Info 3"/>
    <meta:user-defined meta:name="Info 4"/>
  </office:meta>
</office:document-meta>
</file>